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e0f87" officeooo:paragraph-rsid="000e0f87"/>
    </style:style>
    <style:style style:name="P2" style:family="paragraph" style:parent-style-name="Standard">
      <style:text-properties fo:language="uk" fo:country="UA" officeooo:rsid="000e579f" officeooo:paragraph-rsid="000e579f"/>
    </style:style>
    <style:style style:name="P3" style:family="paragraph" style:parent-style-name="Standard">
      <style:text-properties fo:language="uk" fo:country="UA" officeooo:rsid="001183fb" officeooo:paragraph-rsid="001183fb"/>
    </style:style>
    <style:style style:name="P4" style:family="paragraph" style:parent-style-name="Standard">
      <style:text-properties fo:language="uk" fo:country="UA" officeooo:rsid="0012ff78" officeooo:paragraph-rsid="0012ff78"/>
    </style:style>
    <style:style style:name="P5" style:family="paragraph" style:parent-style-name="Standard">
      <style:text-properties fo:language="uk" fo:country="UA" officeooo:rsid="0014f4f8" officeooo:paragraph-rsid="0014f4f8"/>
    </style:style>
    <style:style style:name="P6" style:family="paragraph" style:parent-style-name="Standard">
      <style:text-properties fo:language="uk" fo:country="UA" officeooo:rsid="001aff30" officeooo:paragraph-rsid="001aff30"/>
    </style:style>
    <style:style style:name="P7" style:family="paragraph" style:parent-style-name="Standard" style:list-style-name="L1">
      <style:text-properties fo:language="uk" fo:country="UA" officeooo:rsid="000e0f87" officeooo:paragraph-rsid="000e0f87"/>
    </style:style>
    <style:style style:name="P8" style:family="paragraph" style:parent-style-name="Standard" style:list-style-name="L2">
      <style:text-properties fo:language="uk" fo:country="UA" officeooo:rsid="000fe6ea" officeooo:paragraph-rsid="001183fb"/>
    </style:style>
    <style:style style:name="P9" style:family="paragraph" style:parent-style-name="Standard" style:list-style-name="L2">
      <style:text-properties fo:language="uk" fo:country="UA" officeooo:rsid="001183fb" officeooo:paragraph-rsid="0014f4f8"/>
    </style:style>
    <style:style style:name="P10" style:family="paragraph" style:parent-style-name="Standard" style:list-style-name="L2">
      <style:text-properties fo:language="uk" fo:country="UA" officeooo:rsid="0019e711" officeooo:paragraph-rsid="0019e711"/>
    </style:style>
    <style:style style:name="P11" style:family="paragraph" style:parent-style-name="Standard">
      <style:text-properties fo:language="uk" fo:country="UA" officeooo:rsid="0012ff78" officeooo:paragraph-rsid="0012ff78"/>
    </style:style>
    <style:style style:name="P12" style:family="paragraph" style:parent-style-name="Standard">
      <style:text-properties fo:language="uk" fo:country="UA" officeooo:rsid="001fc433" officeooo:paragraph-rsid="001fc433"/>
    </style:style>
    <style:style style:name="P13" style:family="paragraph" style:parent-style-name="Standard">
      <style:text-properties fo:language="uk" fo:country="UA" officeooo:rsid="002148cc" officeooo:paragraph-rsid="002148cc"/>
    </style:style>
    <style:style style:name="P14" style:family="paragraph" style:parent-style-name="Standard">
      <style:text-properties fo:language="uk" fo:country="UA" officeooo:rsid="00222538" officeooo:paragraph-rsid="00222538"/>
    </style:style>
    <style:style style:name="P15" style:family="paragraph" style:parent-style-name="Standard">
      <style:text-properties fo:language="uk" fo:country="UA" officeooo:rsid="0024a908" officeooo:paragraph-rsid="0024a908"/>
    </style:style>
    <style:style style:name="P16" style:family="paragraph" style:parent-style-name="Heading_20_2">
      <style:paragraph-properties fo:break-before="pag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d9777"/>
    </style:style>
    <style:style style:name="T2" style:family="text">
      <style:text-properties officeooo:rsid="000e579f"/>
    </style:style>
    <style:style style:name="T3" style:family="text">
      <style:text-properties officeooo:rsid="000fe6ea"/>
    </style:style>
    <style:style style:name="T4" style:family="text">
      <style:text-properties officeooo:rsid="001183fb"/>
    </style:style>
    <style:style style:name="T5" style:family="text">
      <style:text-properties officeooo:rsid="0014ea49"/>
    </style:style>
    <style:style style:name="T6" style:family="text">
      <style:text-properties officeooo:rsid="0014f4f8"/>
    </style:style>
    <style:style style:name="T7" style:family="text">
      <style:text-properties officeooo:rsid="001aff30"/>
    </style:style>
    <style:style style:name="T8" style:family="text">
      <style:text-properties officeooo:rsid="001ea8d3"/>
    </style:style>
    <style:style style:name="T9" style:family="text">
      <style:text-properties officeooo:rsid="00203dd7"/>
    </style:style>
    <style:style style:name="T10" style:family="text">
      <style:text-properties officeooo:rsid="00222538"/>
    </style:style>
    <style:style style:name="T11" style:family="text">
      <style:text-properties officeooo:rsid="0023a4d1"/>
    </style:style>
    <style:style style:name="T12" style:family="text">
      <style:text-properties officeooo:rsid="0024b0e6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e" fo:country="U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Як працює <text:span text:style-name="T1">сайт-візитка</text:span></text:h>
      <text:p text:style-name="P1"/>
      <text:p text:style-name="P1">Щоб розібратися в цьому питанні, насамперед, потрібно визначитися з метою:</text:p>
      <text:list xml:id="list8898828714642529847" text:style-name="L1">
        <text:list-item>
          <text:p text:style-name="P7">опублікувати в інтернет інформацію про компанію, щоб надалі написати адресу сайту на візитівці;</text:p>
        </text:list-item>
        <text:list-item>
          <text:p text:style-name="P7">привернути увагу та отримати нових клієнтів за рахунок власного сайту (більше продати).</text:p>
        </text:list-item>
      </text:list>
      <text:p text:style-name="P1">Такі дві мети можуть <text:span text:style-name="T2">виступати як окремо, так і разом, але в залежності від саме ваших потреб буде різний підхід для вирішення поставленої задачі.</text:span></text:p>
      <text:p text:style-name="P1"/>
      <text:p text:style-name="P2">У першому випадку треба зробити охайний сайт і просто користуватися ним. Люди, які будуть шукати інформацію саме про вас, які вже і так про вас будуть знати, отримають можливість з сайту почерпнути стандартну інформацію.</text:p>
      <text:p text:style-name="P2"/>
      <text:p text:style-name="P2">З другим випадком дещо складніше. Здавалося б, зробили сайт, розмістили там інформацію про свої послуги чи якийсь товар, все - нехай люди заходять, цікавляться й звертаються до вас. <text:span text:style-name="T3">Справа в тому, що з таким підходом можливо і принесе сайт одного-двох клієнтів на рік.. Одним словом, працювати сайт не буде. Запрацювати він може наступним чином:</text:span></text:p>
      <text:list xml:id="list5017801223754434124" text:style-name="L2">
        <text:list-item>
          <text:p text:style-name="P8">контекстна реклама (коли люди шукають в інтернет, в залежності від <text:span text:style-name="T4">співпадіння </text:span>пошукового запиту показувати вашу рекламу);</text:p>
        </text:list-item>
        <text:list-item>
          <text:p text:style-name="P9">показувати посилання на сайт, чи просто адресу сайту, поруч з вашою рекламою (буде працювати на людей що сумніваються і підуть ознайомитись з додатковою інформацією). Тобто, наприклад, при рекламі в <text:span text:style-name="T6">оголошенні/</text:span>журналі/<text:span text:style-name="T6">газеті</text:span> потрібно написати: “Додаткову інформацію можна отримати на сайті /вказати адресу сайту <text:span text:style-name="T6">чи конкретну сторінку</text:span>/.”</text:p>
        </text:list-item>
        <text:list-item>
          <text:p text:style-name="P10">в деяких випадках користувачів може дати великий сервіс, наприклад, Google Maps. Люди шукають на картах поруч розташовані підприємства і працює географічний фактор.</text:p>
        </text:list-item>
      </text:list>
      <text:p text:style-name="P3"/>
      <text:p text:style-name="P6">Таким чином, щоб були клієнти з сайту, їх потрібно самому на сайт привести.</text:p>
      <text:p text:style-name="P3"/>
      <text:p text:style-name="P5"><text:span text:style-name="T8">Next: </text:span>Landing page</text:p>
      <text:p text:style-name="P4"><text:span text:style-name="T7">Отримавши користувача</text:span> на конкретн<text:span text:style-name="T7">ій</text:span> сторін<text:span text:style-name="T7">ці</text:span>, намагаються заохотити <text:span text:style-name="T7">його</text:span> зробити цільову дію - залишити заявку <text:span text:style-name="T5">або розпочати спілкування з консультантом / просто зателефонувати.</text:span></text:p>
      <text:p text:style-name="P4"/>
      <text:h text:style-name="P16" text:outline-level="2">Трафік-менеджер <text:span text:style-name="T11">або інтернет маркетолог</text:span></text:h>
      <text:p text:style-name="P12">Основа рекламної компанії<office:annotation><dc:creator>Невідомий автор</dc:creator><dc:date>2017-07-04T16:09:06.428506192</dc:date><text:p text:style-name="P17"><text:span text:style-name="T13">Форум http://searchengines.guru</text:span></text:p></office:annotation> сайту візитки це контекстна реклама — AdWords<office:annotation><dc:creator>Невідомий автор</dc:creator><dc:date>2017-07-04T16:03:32.105783357</dc:date><text:p text:style-name="P17"><text:span text:style-name="T13">Регистрация в системе Google Partners</text:span></text:p></office:annotation>. Менеджер аналізує цільову аудиторію, бізнес клієнта, конкурентів, бюджет і визначає шлях досягнення поставленої мети. При потребі, менеджер ставить задачі по доопрацюванню сайту <text:span text:style-name="T9">зважаючи на рекламну компанію</text:span>. <text:span text:style-name="T9">Також, однією з перших задач є підбір ключових слів</text:span><text:span text:style-name="T9"><office:annotation><dc:creator>Невідомий автор</dc:creator><dc:date>2017-07-04T15:59:37.633164491</dc:date><text:p text:style-name="P17"><text:span text:style-name="T13">Key Collector (</text:span><text:span text:style-name="T14">Словоеб</text:span><text:span text:style-name="T13">)</text:span></text:p><text:p text:style-name="P17"><text:span text:style-name="T13">SpyWords</text:span></text:p><text:p text:style-name="P17"><text:span text:style-name="T13">Advse</text:span></text:p><text:p text:style-name="P17"><text:span text:style-name="T13">SEMrush</text:span></text:p></office:annotation></text:span><text:span text:style-name="T9"> та пошукових фраз, складання рекламних оголошень.</text:span></text:p>
      <text:p text:style-name="P12"/>
      <text:p text:style-name="P13">Організація компанії та супровід менеджера вартує приблизно 15% рекламного бюджету. Власник сайту може й сам зареєструватись в сервісі контекстної реклами, створити оголошення, заплатити й рекламуватися. Тут двояко: спеціаліст виконає цю роботу краще, використає фінанси ефективніше, але його робота <text:span text:style-name="T10">буде окремим рядком рекламного бюджету.</text:span></text:p>
      <text:p text:style-name="P13"/>
      <text:p text:style-name="P14">Після запуску реклами її потрібно відслідковувати<office:annotation><dc:creator>Невідомий автор</dc:creator><dc:date>2017-07-04T16:45:05.622015392</dc:date><text:p text:style-name="P17"><text:span text:style-name="T13">Google Analytics</text:span></text:p></office:annotation>, вносити корективи<office:annotation><dc:creator>Невідомий автор</dc:creator><dc:date>2017-07-04T16:45:33.383993140</dc:date><text:p text:style-name="P17"><text:span text:style-name="T14">Управление ставками рекламной компании</text:span></text:p></office:annotation>, підбивати проміжні результати та формувати звіти.</text:p>
      <text:p text:style-name="P14"/>
      <text:p text:style-name="P15">Контекстною рекламою маркетинг в інтернет не обмежується. Потрібно представити бізнес і у найбільших доречних сервісах (google maps). <text:span text:style-name="T12">Можна купити рекламу у власників ресурсу з великою аудиторією, особливо якщо знайти ресурс з аудиторію потенційно ваших клієнтів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22:04:48.313845051</meta:creation-date>
    <meta:editing-duration>PT32M3S</meta:editing-duration>
    <meta:editing-cycles>7</meta:editing-cycles>
    <meta:generator>LibreOffice/5.1.4.2$Linux_X86_64 LibreOffice_project/10m0$Build-2</meta:generator>
    <dc:date>2017-07-04T16:58:07.031078736</dc:date>
    <meta:document-statistic meta:table-count="0" meta:image-count="0" meta:object-count="0" meta:page-count="2" meta:paragraph-count="18" meta:word-count="421" meta:character-count="3029" meta:non-whitespace-character-count="2630"/>
  </office:meta>
</office:document-meta>
</file>